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aab45" officeooo:paragraph-rsid="001aab45"/>
    </style:style>
    <style:style style:name="P2" style:family="paragraph" style:parent-style-name="Text_20_body">
      <style:text-properties officeooo:paragraph-rsid="001aab45"/>
    </style:style>
    <style:style style:name="P3" style:family="paragraph" style:parent-style-name="Header">
      <style:text-properties officeooo:rsid="001ca781" officeooo:paragraph-rsid="001ca781"/>
    </style:style>
    <style:style style:name="P4" style:family="paragraph" style:parent-style-name="Heading_20_3">
      <style:text-properties officeooo:rsid="001aab45" officeooo:paragraph-rsid="001aab45"/>
    </style:style>
    <style:style style:name="P5" style:family="paragraph" style:parent-style-name="Text_20_body">
      <style:text-properties officeooo:paragraph-rsid="001aab45"/>
    </style:style>
    <style:style style:name="P6" style:family="paragraph" style:parent-style-name="Text_20_body" style:list-style-name="L1">
      <style:text-properties officeooo:rsid="001fceee" officeooo:paragraph-rsid="001fceee"/>
    </style:style>
    <style:style style:name="T1" style:family="text">
      <style:text-properties fo:font-weight="bold" officeooo:rsid="001ca781" style:font-weight-asian="bold" style:font-weight-complex="bold"/>
    </style:style>
    <style:style style:name="T2" style:family="text">
      <style:text-properties fo:font-weight="bold" officeooo:rsid="001e14b5" style:font-weight-asian="bold" style:font-weight-complex="bold"/>
    </style:style>
    <style:style style:name="T3" style:family="text">
      <style:text-properties officeooo:rsid="001fcee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Vocab: </text:h>
      <text:p text:style-name="P2"><text:tab/><text:span text:style-name="T1">Static semantics - </text:span></text:p>
      <text:p text:style-name="P2"><text:span text:style-name="T1"><text:tab/></text:span><text:span text:style-name="T2">Synthesized attributes – values are computed from ones of the children nodes; ex. Variable declaration</text:span></text:p>
      <text:p text:style-name="P2"><text:span text:style-name="T2"><text:tab/>Inherited attributes – values are computed from attributes of the siblings and parent of the node; ex. Arithmetic </text:span></text:p>
      <text:p text:style-name="P2"/>
      <text:p text:style-name="P2"/>
      <text:p text:style-name="P2"/>
      <text:p text:style-name="P2"/>
      <text:h text:style-name="P4" text:outline-level="3">Notes:</text:h>
      <text:p text:style-name="P2"><text:tab/><text:span text:style-name="T3">On attributes</text:span></text:p>
      <text:list xml:id="list2127070329" text:style-name="L1">
        <text:list-item>
          <text:p text:style-name="P6">semantic rules create dependencies between attributes represent the dependencies as a graph</text:p>
        </text:list-item>
        <text:list-item>
          <text:p text:style-name="P6">from the graph, derive evaluation order for semantic rules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ab45" officeooo:paragraph-rsid="001aab45"/>
    </style:style>
    <style:style style:name="MP2" style:family="paragraph" style:parent-style-name="Header">
      <style:text-properties officeooo:rsid="001ca781" officeooo:paragraph-rsid="001ca78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zeez Hakeem</text:p>
        <text:p text:style-name="MP1"><text:date style:data-style-name="N37" text:date-value="2021-09-23T11:24:51.343817138" text:fixed="true">09/23/21</text:date></text:p>
        <text:p text:style-name="MP2">CS 162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1:24:51.864358238</meta:creation-date>
    <dc:title>Class Notes</dc:title>
    <meta:editing-duration>PT10M10S</meta:editing-duration>
    <meta:editing-cycles>4</meta:editing-cycles>
    <meta:generator>LibreOffice/7.2.0.4$Linux_X86_64 LibreOffice_project/20$Build-4</meta:generator>
    <dc:date>2021-09-23T11:35:02.794703454</dc:date>
    <meta:document-statistic meta:table-count="0" meta:image-count="0" meta:object-count="0" meta:page-count="1" meta:paragraph-count="11" meta:word-count="66" meta:character-count="445" meta:non-whitespace-character-count="382"/>
    <meta:template xlink:type="simple" xlink:actuate="onRequest" xlink:title="Class Notes" xlink:href="../../../../../../Templates/Class%20Notes.ott" meta:date="2021-09-23T11:24:51.343771093"/>
  </office:meta>
</office:document-meta>
</file>